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1_10a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Ezekiel Levy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27, 1897</text:p>
      <text:p text:style-name="P5">Month<text:tab/><text:tab/><text:tab/><text:tab/><text:tab/><text:tab/>March</text:p>
      <text:p text:style-name="P5">Year<text:tab/><text:tab/><text:tab/><text:tab/><text:tab/><text:tab/>1897</text:p>
      <text:p text:style-name="P5">Hebrew Date<text:tab/><text:tab/><text:tab/><text:tab/><text:tab/></text:p>
      <text:p text:style-name="P5">Undated</text:p>
      <text:p text:style-name="P5">City<text:tab/><text:tab/><text:tab/><text:tab/><text:tab/><text:tab/>Richmond</text:p>
      <text:p text:style-name="P5">State<text:tab/><text:tab/><text:tab/><text:tab/><text:tab/><text:tab/>V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Office of the Secretary/</text:p>
      <text:p text:style-name="P3">Board of Managers of the Hebrew Cemetery/</text:p>
      <text:p text:style-name="P3">722 C Franklin St/</text:p>
      <text:p text:style-name="P3">Richmond Va/</text:p>
      <text:p text:style-name="P3">March 27th 1897./</text:p>
      <text:p text:style-name="P2">Rev<text:span text:style-name="T2">d</text:span><text:span text:style-name="T3"> S. Morais/</text:span></text:p>
      <text:p text:style-name="P2"><text:span text:style-name="T3">Philadelphia./</text:span></text:p>
      <text:p text:style-name="P2"><text:span text:style-name="T3">Sir/</text:span></text:p>
      <text:p text:style-name="P2"><text:span text:style-name="T3"><text:tab/>The Board of Managers of the Hebrew Cemetery of this city are revising the by-/laws for the government of the same. <text:s/>They have directed me to correspond with some/ of the most eminent exponents of our religion in this country with a view of obtaining/ their opinion upon the question stated below./</text:span></text:p>
      <text:p text:style-name="P2"><text:span text:style-name="T3"><text:tab/>Under these instructions I have taken the liberty of addressing you; may/ I ask that you will spare a little of your valuable time to reply to the/ question at your earliest convenience./</text:span></text:p>
      <text:p text:style-name="P2"><text:soft-page-break/><text:span text:style-name="T3"><text:tab/>Mr. A. a gentile marries Miss B. a Jewess. <text:s/>Mr A never attempts in any way to interfere/ with the religious belief of his wife: allows her to raise all of their children as Jews:/ She becoming a seat holder in one of our Synagogues: the owner of a lot in the Hebrew/ Cemetery in which one of their children is interred. <text:s/>During his life Mr A makes a/ request that at his decease he may be buried in the Hebrew Cemetery. <text:s/>(Mr A not/ being attached to any church) should such request be granted?./</text:span></text:p>
      <text:p text:style-name="P2"><text:span text:style-name="T3"><text:tab/>Awaiting your reply; I am reverend sir with profound respect/ Very Truly Yours &amp;c/ Ezekiel J. Levy Secy B of M H. C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9T14:40:08.67</meta:creation-date>
    <dc:date>2012-01-09T14:45:29.04</dc:date>
    <dc:creator>Penn Libraries</dc:creator>
    <meta:editing-duration>PT00H05M2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2" meta:word-count="393" meta:character-count="2512"/>
  </office:meta>
</office:document-meta>
</file>